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office:value-type="string">
            <text:p>Datos del curso de matlab 2007</text:p>
          </table:table-cell>
          <table:table-cell table:number-columns-repeated="7"/>
          <table:table-cell office:value-type="string">
            <text:p>Recibo</text:p>
          </table:table-cell>
          <table:table-cell office:value-type="string">
            <text:p>Pagado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los Carrero González</text:p>
          </table:table-cell>
          <table:table-cell table:number-columns-repeated="2"/>
          <table:table-cell office:value-type="string">
            <text:p>4º</text:p>
          </table:table-cell>
          <table:table-cell office:value-type="string">
            <text:p><text:a xlink:href="mailto:carlos_carrero@hotmail.com">carlos_carrero@hotmail.com</text:a>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vier Díaz Díez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javier_diaz_diez@hotmail.com">javier_diaz_diez@hotmail.com</text:a></text:p>
          </table:table-cell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rina Moreno Luna</text:p>
          </table:table-cell>
          <table:table-cell/>
          <table:table-cell office:value-type="string">
            <text:p>?</text:p>
          </table:table-cell>
          <table:table-cell office:value-type="string">
            <text:p>3º</text:p>
          </table:table-cell>
          <table:table-cell office:value-type="string">
            <text:p><text:a xlink:href="mailto:marinaml@gmail.com">marinaml@gmail.com</text:a>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isés Oaknin Estrada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moises_oe@hotmail.com">moises_oe@hotmail.com</text:a></text:p>
          </table:table-cell>
          <table:table-cell table:number-columns-repeated="250"/>
        </table:table-row>
        <table:table-row table:style-name="ro2">
          <table:table-cell office:value-type="float" office:value="5">
            <text:p>5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nuel Aleo Giner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icardo Hernández Olmedillas</text:p>
          </table:table-cell>
          <table:table-cell table:number-columns-repeated="2"/>
          <table:table-cell office:value-type="string">
            <text:p>4º</text:p>
          </table:table-cell>
          <table:table-cell office:value-type="string">
            <text:p><text:a xlink:href="mailto:rho@alumnos.upm.es">rho@alumnos.upm.es</text:a>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gueda Ibarretxe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aibarretxe@yahoo.es">aibarretxe@yahoo.es</text:a></text:p>
          </table:table-cell>
          <table:table-cell table:number-columns-repeated="25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ntonio Lozano Lima</text:p>
          </table:table-cell>
          <table:table-cell table:number-columns-repeated="3"/>
          <table:table-cell office:value-type="string">
            <text:p><text:a xlink:href="mailto:superat35@hotmail.com">superat35@hotmail.com</text:a></text:p>
          </table:table-cell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lejandro Pradas Gómez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alejandropradas@gmail.com">alejandropradas@gmail.com</text:a></text:p>
          </table:table-cell>
          <table:table-cell table:number-columns-repeated="25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éctor Ducable Arnau</text:p>
          </table:table-cell>
          <table:table-cell table:number-columns-repeated="2"/>
          <table:table-cell office:value-type="string">
            <text:p>4º</text:p>
          </table:table-cell>
          <table:table-cell office:value-type="string">
            <text:p><text:a xlink:href="mailto:taikondoka@hotmail.com">taikondoka@hotmail.com</text:a></text:p>
          </table:table-cell>
          <table:table-cell table:number-columns-repeated="25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rlos B. Mangas Calvo</text:p>
          </table:table-cell>
          <table:table-cell table:number-columns-repeated="2"/>
          <table:table-cell office:value-type="string">
            <text:p>4º</text:p>
          </table:table-cell>
          <table:table-cell office:value-type="string">
            <text:p><text:a xlink:href="mailto:carlosmangasc@hotmail.com">carlosmangasc@hotmail.com</text:a></text:p>
          </table:table-cell>
          <table:table-cell table:number-columns-repeated="250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aría de la Luz Serrano Caballero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abriel Velasco Velasco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iego Vazquez Ramo</text:p>
          </table:table-cell>
          <table:table-cell table:number-columns-repeated="2"/>
          <table:table-cell office:value-type="string">
            <text:p>4º</text:p>
          </table:table-cell>
          <table:table-cell office:value-type="string">
            <text:p><text:a xlink:href="mailto:mailtodiego@gmail.com">mailtodiego@gmail.com</text:a>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osé Francisco Gonzalez</text:p>
          </table:table-cell>
          <table:table-cell table:number-columns-repeated="2"/>
          <table:table-cell office:value-type="string">
            <text:p>4º</text:p>
          </table:table-cell>
          <table:table-cell office:value-type="string">
            <text:p><text:a xlink:href="mailto:joseflashcisco@hotmail.com">joseflashcisco@hotmail.com</text:a></text:p>
          </table:table-cell>
          <table:table-cell table:number-columns-repeated="25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oaquín Corugedo Rodríguez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joaquin_coru@hotmail.com">joaquin_coru@hotmail.com</text:a></text:p>
          </table:table-cell>
          <table:table-cell table:number-columns-repeated="25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eatriz Monedero Orenes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beita202@yahoo.es">beita202@yahoo.es</text:a></text:p>
          </table:table-cell>
          <table:table-cell table:number-columns-repeated="25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rene Yoldi Gallego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quark323@hotmail.com">quark323@hotmail.com</text:a></text:p>
          </table:table-cell>
          <table:table-cell table:number-columns-repeated="25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iu Yin Yu</text:p>
          </table:table-cell>
          <table:table-cell table:number-columns-repeated="2"/>
          <table:table-cell office:value-type="string">
            <text:p>2º</text:p>
          </table:table-cell>
          <table:table-cell office:value-type="string">
            <text:p><text:a xlink:href="mailto:liuyinz@gmail.com">liuyinz@gmail.com</text:a></text:p>
          </table:table-cell>
          <table:table-cell table:number-columns-repeated="25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ria Jesús Luque Martínez</text:p>
          </table:table-cell>
          <table:table-cell table:number-columns-repeated="2"/>
          <table:table-cell office:value-type="string">
            <text:p>4º</text:p>
          </table:table-cell>
          <table:table-cell office:value-type="string">
            <text:p><text:a xlink:href="mailto:jesluke@hotmail.com">jesluke@hotmail.com</text:a></text:p>
          </table:table-cell>
          <table:table-cell table:number-columns-repeated="25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rlos Vergara Torralba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carlsverg@hotmail.com">carlsverg@hotmail.com</text:a></text:p>
          </table:table-cell>
          <table:table-cell table:number-columns-repeated="25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iguel Martínez Rodríguez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miguel_marod@walla.com">miguel_marod@walla.com</text:a></text:p>
          </table:table-cell>
          <table:table-cell table:number-columns-repeated="25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rancisco Romero Tejada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francisco.romero.tejada@alumnos.upm.es">francisco.romero.tejada@alumnos.upm.es</text:a></text:p>
          </table:table-cell>
          <table:table-cell table:number-columns-repeated="25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uria Blanco Fragueiro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nuriawhite@hotmail.com">nuriawhite@hotmail.com</text:a>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rio Sevilla Alonso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mario.sevilla.alonso@gmail.com">mario.sevilla.alonso@gmail.com</text:a></text:p>
          </table:table-cell>
          <table:table-cell table:number-columns-repeated="25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Jorge Izquierdo Yerón</text:p>
          </table:table-cell>
          <table:table-cell table:number-columns-repeated="2"/>
          <table:table-cell office:value-type="string">
            <text:p>navales</text:p>
          </table:table-cell>
          <table:table-cell office:value-type="string">
            <text:p><text:a xlink:href="mailto:jorge.izquierdo@upm.es">jorge.izquierdo@upm.es</text:a></text:p>
          </table:table-cell>
          <table:table-cell table:number-columns-repeated="25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ergio Gómez Brito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sergiogomezbrito@telefonica.net">sergiogomezbrito@telefonica.net</text:a></text:p>
          </table:table-cell>
          <table:table-cell table:number-columns-repeated="25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na Belén Blanco</text:p>
          </table:table-cell>
          <table:table-cell table:number-columns-repeated="2"/>
          <table:table-cell office:value-type="string">
            <text:p>3º</text:p>
          </table:table-cell>
          <table:table-cell table:number-columns-repeated="25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Omar Barrilero</text:p>
          </table:table-cell>
          <table:table-cell table:number-columns-repeated="2"/>
          <table:table-cell office:value-type="string">
            <text:p>3º</text:p>
          </table:table-cell>
          <table:table-cell table:number-columns-repeated="25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tricia Sanz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patriciakuxkux@hotmail.com">patriciakuxkux@hotmail.com</text:a></text:p>
          </table:table-cell>
          <table:table-cell table:number-columns-repeated="25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tricia Isabel Arranz de la Mata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5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elena Carchenilla Valle</text:p>
          </table:table-cell>
          <table:table-cell table:number-columns-repeated="2"/>
          <table:table-cell office:value-type="string">
            <text:p>3º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sabel Ruiz Molina</text:p>
          </table:table-cell>
          <table:table-cell table:number-columns-repeated="2"/>
          <table:table-cell office:value-type="string">
            <text:p>3º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oberto Jiménez Sánchez</text:p>
          </table:table-cell>
          <table:table-cell table:number-columns-repeated="25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ria Domitila Dominguez Bravo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mariadd@zeppelin.aero.upm.es">mariadd@zeppelin.aero.upm.es</text:a></text:p>
          </table:table-cell>
          <table:table-cell table:number-columns-repeated="25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on Eberdin Navarro</text:p>
          </table:table-cell>
          <table:table-cell table:number-columns-repeated="2"/>
          <table:table-cell office:value-type="string">
            <text:p>2º</text:p>
          </table:table-cell>
          <table:table-cell office:value-type="string">
            <text:p><text:a xlink:href="mailto:iontxuen@gmail.com">iontxuen@gmail.com</text:a></text:p>
          </table:table-cell>
          <table:table-cell table:number-columns-repeated="25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andra Royo Pérez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sandrupeda04@hotmail.com">sandrupeda04@hotmail.com</text:a></text:p>
          </table:table-cell>
          <table:table-cell table:number-columns-repeated="25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arlos Díaz Urgoiti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khornecarlos@hotmail.com">khornecarlos@hotmail.com</text:a>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47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1" table:number-columns-repeated="7"/>
          <table:table-cell table:style-name="ce1" office:value-type="string">
            <text:p>no</text:p>
          </table:table-cell>
          <table:table-cell table:style-name="ce1" table:number-columns-repeated="247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4">04/12/2007</text:date>, <text:time>15:40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Guillem Borrell Nogueras</meta:initial-creator>
    <meta:creation-date>2007-11-30T11:21:03</meta:creation-date>
    <dc:creator>Guillem Borrell Nogueras</dc:creator>
    <dc:date>2007-12-04T15:40:46</dc:date>
    <meta:editing-cycles>13</meta:editing-cycles>
    <meta:editing-duration>PT15H30M31S</meta:editing-duration>
    <meta:user-defined meta:name="Info 1"/>
    <meta:user-defined meta:name="Info 2"/>
    <meta:user-defined meta:name="Info 3"/>
    <meta:user-defined meta:name="Info 4"/>
    <meta:document-statistic meta:table-count="3" meta:cell-count="153"/>
  </office:meta>
</office:document-meta>
</file>